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6d99" officeooo:paragraph-rsid="001703c2"/>
    </style:style>
    <style:style style:name="P2" style:family="paragraph" style:parent-style-name="Standard">
      <style:text-properties officeooo:rsid="001703c2" officeooo:paragraph-rsid="001703c2"/>
    </style:style>
    <style:style style:name="P3" style:family="paragraph" style:parent-style-name="Standard">
      <style:text-properties officeooo:rsid="00191f4b" officeooo:paragraph-rsid="00191f4b"/>
    </style:style>
    <style:style style:name="T1" style:family="text">
      <style:text-properties officeooo:rsid="001703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se 1: </text:p>
      <text:p text:style-name="P1">It is an atomic two-dimensional matrix structure consisting of the bit_depth and the number of channels for that <text:span text:style-name="T1">pixal</text:span>. <text:s/><text:span text:style-name="T1">Its starts from the from the top left and goes row by row downward.</text:span></text:p>
      <text:p text:style-name="P1"/>
      <text:p text:style-name="P2">Exercise 2:</text:p>
      <text:p text:style-name="P3">the output of the program shows the original image and then proceeds to bread down the additive color space based on red blue and green and displays each individual spectrum. <text:s/>The program then used the YIQ format to show the YcbCr values of the same images. Finally the program displaces the HSV part of the image.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7:25:17.121000000</meta:creation-date>
    <dc:date>2017-11-05T20:21:56.598000000</dc:date>
    <meta:editing-duration>PT7M1S</meta:editing-duration>
    <meta:editing-cycles>2</meta:editing-cycles>
    <meta:generator>LibreOffice/5.3.6.1$Windows_X86_64 LibreOffice_project/686f202eff87ef707079aeb7f485847613344eb7</meta:generator>
    <meta:document-statistic meta:table-count="0" meta:image-count="0" meta:object-count="0" meta:page-count="1" meta:paragraph-count="4" meta:word-count="93" meta:character-count="526" meta:non-whitespace-character-count="433"/>
  </office:meta>
</office:document-meta>
</file>